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386000002344F0CA765.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Testing embed in copy package</text:title></text:p>
      <text:p text:style-name="p"/>
      <text:p text:style-name="p">A link to <text:a xlink:type="simple" xlink:href="http://www.usq.edu.au?embed&amp;height=500&amp;width=35">USQ</text:a></text:p>
      <text:p text:style-name="p"/>
      <text:p text:style-name="p"><draw:a xlink:type="simple" xlink:href="http://fascinator.usq.edu.au/?lightbox&amp;width=400&amp;height=400&amp;title=This is Fascinating"><draw:frame draw:style-name="fr1" draw:name="graphics1" text:anchor-type="paragraph" svg:width="9.511cm" svg:height="7.154cm" draw:z-index="0"><draw:image xlink:href="Pictures/1000000000000386000002344F0CA765.jp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4.6cm" style:page-number="0" table:align="left"/>
    </style:style>
    <style:style style:name="Table1.A" style:family="table-column">
      <style:table-column-properties style:column-width="13.552cm"/>
    </style:style>
    <style:style style:name="Table1.B" style:family="table-column">
      <style:table-column-properties style:column-width="1.048cm"/>
    </style:style>
    <style:style style:name="Table1.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1.048cm"/>
    </style:style>
    <style:style style:name="Table54.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style:page-layout style:name="Mpm13">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_20_right"><text:title>Testing embed in copy package</text:title></text:p>
            </table:table-cell>
            <table:table-cell table:style-name="Table1.A1" office:value-type="string">
              <text:p text:style-name="MP1"><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Testing embed in copy package</text:title></text:p>
            </table:table-cell>
            <table:table-cell table:style-name="Table52.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50" table:style-name="Table50">
          <table:table-column table:style-name="Table50.A"/>
          <table:table-column table:style-name="Table50.B"/>
          <table:table-row>
            <table:table-cell table:style-name="Table50.A1" office:value-type="string">
              <text:p text:style-name="Header_20_right"><text:title>Testing embed in copy package</text:title></text:p>
            </table:table-cell>
            <table:table-cell table:style-name="Table50.A1" office:value-type="string">
              <text:p text:style-name="M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Testing embed in copy package</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2">
      <style:header>
        <table:table table:name="Table48" table:style-name="Table48">
          <table:table-column table:style-name="Table48.A"/>
          <table:table-column table:style-name="Table48.B"/>
          <table:table-row>
            <table:table-cell table:style-name="Table48.A1" office:value-type="string">
              <text:p text:style-name="Header_20_right"><text:title>Testing embed in copy package</text:title></text:p>
            </table:table-cell>
            <table:table-cell table:style-name="Table48.A1" office:value-type="string">
              <text:p text:style-name="MP1"><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3" style:next-style-name="Standard">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Testing embed in copy package</dc:title>
    <meta:initial-creator>Daniel de Byl</meta:initial-creator>
    <meta:creation-date>2007-02-05T13:22:46</meta:creation-date>
    <dc:creator>Bron Dye</dc:creator>
    <dc:date>2009-07-14T11:09:50.53</dc:date>
    <dc:language>en-US</dc:language>
    <meta:editing-cycles>7</meta:editing-cycles>
    <meta:editing-duration>PT00H06M34S</meta:editing-duration>
    <meta:document-statistic meta:table-count="54" meta:image-count="1" meta:object-count="0" meta:page-count="1" meta:paragraph-count="74" meta:word-count="128" meta:character-count="606"/>
    <meta:user-defined meta:name="Info 1"/>
    <meta:user-defined meta:name="Info 2"/>
    <meta:user-defined meta:name="Info 3"/>
    <meta:user-defined meta:name="Info 4"/>
    <meta:template xlink:type="simple" xlink:actuate="onRequest" xlink:title="ice-template" xlink:href="../../../templates/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